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143.63pt" svg:y="53.46pt">
            <loext:p draw:notify-on-update-of-ranges="Sheet1.A1:Sheet1.A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.929833333333333" calcext:value-type="float">
            <text:p>0.9298333333</text:p>
          </table:table-cell>
        </table:table-row>
        <table:table-row table:style-name="ro1">
          <table:table-cell office:value-type="float" office:value="0.966333333333333" calcext:value-type="float">
            <text:p>0.9663333333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</table:table-row>
        <table:table-row table:style-name="ro1">
          <table:table-cell office:value-type="float" office:value="0.9789" calcext:value-type="float">
            <text:p>0.9789</text:p>
          </table:table-cell>
        </table:table-row>
        <table:table-row table:style-name="ro1">
          <table:table-cell office:value-type="float" office:value="0.983266666666667" calcext:value-type="float">
            <text:p>0.9832666667</text:p>
          </table:table-cell>
        </table:table-row>
        <table:table-row table:style-name="ro1">
          <table:table-cell office:value-type="float" office:value="0.986466666666667" calcext:value-type="float">
            <text:p>0.9864666667</text:p>
          </table:table-cell>
        </table:table-row>
        <table:table-row table:style-name="ro1">
          <table:table-cell office:value-type="float" office:value="0.9887" calcext:value-type="float">
            <text:p>0.9887</text:p>
          </table:table-cell>
        </table:table-row>
        <table:table-row table:style-name="ro1">
          <table:table-cell office:value-type="float" office:value="0.990716666666667" calcext:value-type="float">
            <text:p>0.9907166667</text:p>
          </table:table-cell>
        </table:table-row>
        <table:table-row table:style-name="ro1">
          <table:table-cell office:value-type="float" office:value="0.993483333333333" calcext:value-type="float">
            <text:p>0.9934833333</text:p>
          </table:table-cell>
        </table:table-row>
        <table:table-row table:style-name="ro1">
          <table:table-cell office:value-type="float" office:value="0.994633333333333" calcext:value-type="float">
            <text:p>0.9946333333</text:p>
          </table:table-cell>
        </table:table-row>
        <table:table-row table:style-name="ro1">
          <table:table-cell office:value-type="float" office:value="0.996383333333333" calcext:value-type="float">
            <text:p>0.9963833333</text:p>
          </table:table-cell>
        </table:table-row>
        <table:table-row table:style-name="ro1">
          <table:table-cell office:value-type="float" office:value="0.998933333333333" calcext:value-type="float">
            <text:p>0.9989333333</text:p>
          </table:table-cell>
        </table:table-row>
        <table:table-row table:style-name="ro1">
          <table:table-cell office:value-type="float" office:value="0.99955" calcext:value-type="float">
            <text:p>0.99955</text:p>
          </table:table-cell>
        </table:table-row>
        <table:table-row table:style-name="ro1">
          <table:table-cell office:value-type="float" office:value="0.99965" calcext:value-type="float">
            <text:p>0.99965</text:p>
          </table:table-cell>
        </table:table-row>
        <table:table-row table:style-name="ro1">
          <table:table-cell office:value-type="float" office:value="0.99965" calcext:value-type="float">
            <text:p>0.99965</text:p>
          </table:table-cell>
        </table:table-row>
        <table:table-row table:style-name="ro1">
          <table:table-cell office:value-type="float" office:value="0.999666666666667" calcext:value-type="float">
            <text:p>0.9996666667</text:p>
          </table:table-cell>
        </table:table-row>
        <table:table-row table:style-name="ro1">
          <table:table-cell office:value-type="float" office:value="0.999716666666667" calcext:value-type="float">
            <text:p>0.9997166667</text:p>
          </table:table-cell>
        </table:table-row>
        <table:table-row table:style-name="ro1">
          <table:table-cell office:value-type="float" office:value="0.999733333333333" calcext:value-type="float">
            <text:p>0.9997333333</text:p>
          </table:table-cell>
        </table:table-row>
        <table:table-row table:style-name="ro1">
          <table:table-cell office:value-type="float" office:value="0.999766666666667" calcext:value-type="float">
            <text:p>0.9997666667</text:p>
          </table:table-cell>
        </table:table-row>
        <table:table-row table:style-name="ro1">
          <table:table-cell office:value-type="float" office:value="0.999766666666667" calcext:value-type="float">
            <text:p>0.9997666667</text:p>
          </table:table-cell>
        </table:table-row>
        <table:table-row table:style-name="ro1">
          <table:table-cell office:value-type="float" office:value="0.999783333333333" calcext:value-type="float">
            <text:p>0.9997833333</text:p>
          </table:table-cell>
        </table:table-row>
        <table:table-row table:style-name="ro1">
          <table:table-cell office:value-type="float" office:value="0.99985" calcext:value-type="float">
            <text:p>0.99985</text:p>
          </table:table-cell>
        </table:table-row>
        <table:table-row table:style-name="ro1">
          <table:table-cell office:value-type="float" office:value="0.99985" calcext:value-type="float">
            <text:p>0.99985</text:p>
          </table:table-cell>
        </table:table-row>
        <table:table-row table:style-name="ro1">
          <table:table-cell office:value-type="float" office:value="0.99985" calcext:value-type="float">
            <text:p>0.99985</text:p>
          </table:table-cell>
        </table:table-row>
        <table:table-row table:style-name="ro1">
          <table:table-cell office:value-type="float" office:value="0.99985" calcext:value-type="float">
            <text:p>0.99985</text:p>
          </table:table-cell>
        </table:table-row>
        <table:table-row table:style-name="ro1">
          <table:table-cell office:value-type="float" office:value="0.99985" calcext:value-type="float">
            <text:p>0.99985</text:p>
          </table:table-cell>
        </table:table-row>
        <table:table-row table:style-name="ro1">
          <table:table-cell office:value-type="float" office:value="0.99985" calcext:value-type="float">
            <text:p>0.99985</text:p>
          </table:table-cell>
        </table:table-row>
        <table:table-row table:style-name="ro1">
          <table:table-cell office:value-type="float" office:value="0.99985" calcext:value-type="float">
            <text:p>0.99985</text:p>
          </table:table-cell>
        </table:table-row>
        <table:table-row table:style-name="ro1">
          <table:table-cell office:value-type="float" office:value="0.99985" calcext:value-type="float">
            <text:p>0.99985</text:p>
          </table:table-cell>
        </table:table-row>
        <table:table-row table:style-name="ro1">
          <table:table-cell office:value-type="float" office:value="0.99985" calcext:value-type="float">
            <text:p>0.99985</text:p>
          </table:table-cell>
        </table:table-row>
        <table:table-row table:style-name="ro1">
          <table:table-cell office:value-type="float" office:value="0.99985" calcext:value-type="float">
            <text:p>0.99985</text:p>
          </table:table-cell>
        </table:table-row>
        <table:table-row table:style-name="ro1">
          <table:table-cell office:value-type="float" office:value="0.99985" calcext:value-type="float">
            <text:p>0.99985</text:p>
          </table:table-cell>
        </table:table-row>
        <table:table-row table:style-name="ro1">
          <table:table-cell office:value-type="float" office:value="0.99985" calcext:value-type="float">
            <text:p>0.99985</text:p>
          </table:table-cell>
        </table:table-row>
        <table:table-row table:style-name="ro1">
          <table:table-cell office:value-type="float" office:value="0.99985" calcext:value-type="float">
            <text:p>0.99985</text:p>
          </table:table-cell>
        </table:table-row>
        <table:table-row table:style-name="ro1">
          <table:table-cell office:value-type="float" office:value="0.99985" calcext:value-type="float">
            <text:p>0.99985</text:p>
          </table:table-cell>
        </table:table-row>
        <table:table-row table:style-name="ro1">
          <table:table-cell office:value-type="float" office:value="0.99985" calcext:value-type="float">
            <text:p>0.99985</text:p>
          </table:table-cell>
        </table:table-row>
        <table:table-row table:style-name="ro1">
          <table:table-cell office:value-type="float" office:value="0.99985" calcext:value-type="float">
            <text:p>0.99985</text:p>
          </table:table-cell>
        </table:table-row>
        <table:table-row table:style-name="ro1">
          <table:table-cell office:value-type="float" office:value="0.99985" calcext:value-type="float">
            <text:p>0.99985</text:p>
          </table:table-cell>
        </table:table-row>
        <table:table-row table:style-name="ro1">
          <table:table-cell office:value-type="float" office:value="0.99985" calcext:value-type="float">
            <text:p>0.99985</text:p>
          </table:table-cell>
        </table:table-row>
        <table:table-row table:style-name="ro1">
          <table:table-cell office:value-type="float" office:value="0.99985" calcext:value-type="float">
            <text:p>0.99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0/00/0000</text:date>, <text:time style:data-style-name="N2" text:time-value="09:39:53.024673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6:20:27.954314875</meta:creation-date>
    <dc:date>2019-09-03T09:40:30.125410868</dc:date>
    <meta:editing-duration>PT1M50S</meta:editing-duration>
    <meta:editing-cycles>3</meta:editing-cycles>
    <meta:generator>LibreOffice/5.1.6.2$Linux_X86_64 LibreOffice_project/10m0$Build-2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143cm" svg:y="0.316cm" chart:style-name="ch2">
          <text:p>Training Accuracy</text:p>
        </chart:title>
        <chart:plot-area chart:style-name="ch3" table:cell-range-address="Sheet1.A1:Sheet1.A40" svg:x="1.027cm" svg:y="1.476cm" svg:width="14.347cm" svg:height="6.567cm">
          <chartooo:coordinate-region svg:x="1.939cm" svg:y="1.675cm" svg:width="13.435cm" svg:height="5.576cm"/>
          <chart:axis chart:dimension="x" chart:name="primary-x" chart:style-name="ch4">
            <chart:title svg:x="7.6cm" svg:y="8.223cm" chart:style-name="ch5">
              <text:p>Epochs</text:p>
            </chart:title>
            <chart:grid chart:style-name="ch6" chart:class="major"/>
          </chart:axis>
          <chart:axis chart:dimension="y" chart:name="primary-y" chart:style-name="ch4">
            <chart:title svg:x="0.148cm" svg:y="5.478cm" chart:style-name="ch7">
              <text:p>Accuracy</text:p>
            </chart:title>
            <chart:grid chart:style-name="ch6" chart:class="major"/>
          </chart:axis>
          <chart:series chart:style-name="ch8" chart:values-cell-range-address="Sheet1.A1:Sheet1.A40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9833333333333">
                <text:p>0.929833333333333</text:p>
                <draw:g>
                  <svg:desc>Sheet1.A1:Sheet1.A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6333333333333">
                <text:p>0.966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89">
                <text:p>0.9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3266666666667">
                <text:p>0.9832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6466666666667">
                <text:p>0.9864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87">
                <text:p>0.9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0716666666667">
                <text:p>0.99071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3483333333333">
                <text:p>0.9934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4633333333333">
                <text:p>0.9946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6383333333333">
                <text:p>0.99638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8933333333333">
                <text:p>0.9989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55">
                <text:p>0.999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965">
                <text:p>0.99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965">
                <text:p>0.99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9666666666667">
                <text:p>0.999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9716666666667">
                <text:p>0.99971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9733333333333">
                <text:p>0.9997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9766666666667">
                <text:p>0.9997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9766666666667">
                <text:p>0.9997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783333333333">
                <text:p>0.99978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985">
                <text:p>0.99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